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Número de Hilos</text:p>
          </table:table-cell>
          <table:table-cell office:value-type="string" calcext:value-type="string">
            <text:p>Funcion</text:p>
          </table:table-cell>
          <table:table-cell office:value-type="string" calcext:value-type="string">
            <text:p>1 Nodo</text:p>
          </table:table-cell>
          <table:table-cell office:value-type="string" calcext:value-type="string">
            <text:p>2 Nodos</text:p>
          </table:table-cell>
          <table:table-cell office:value-type="string" calcext:value-type="string">
            <text:p>4 Nodos</text:p>
          </table:table-cell>
          <table:table-cell office:value-type="string" calcext:value-type="string">
            <text:p>6 Nodos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string" calcext:value-type="string">
            <text:p>Número de Hilos</text:p>
          </table:table-cell>
          <table:table-cell office:value-type="string" calcext:value-type="string">
            <text:p>Funcion</text:p>
          </table:table-cell>
          <table:table-cell office:value-type="string" calcext:value-type="string">
            <text:p>1 Nodo</text:p>
          </table:table-cell>
          <table:table-cell office:value-type="string" calcext:value-type="string">
            <text:p>2 Nodos</text:p>
          </table:table-cell>
          <table:table-cell office:value-type="string" calcext:value-type="string">
            <text:p>4 Nodos</text:p>
          </table:table-cell>
          <table:table-cell office:value-type="string" calcext:value-type="string">
            <text:p>6 Nodos</text:p>
          </table:table-cell>
          <table:table-cell/>
          <table:table-cell office:value-type="float" office:value="16392" calcext:value-type="float">
            <text:p>16392</text:p>
          </table:table-cell>
          <table:table-cell office:value-type="string" calcext:value-type="string">
            <text:p>Número de Hilos</text:p>
          </table:table-cell>
          <table:table-cell office:value-type="string" calcext:value-type="string">
            <text:p>Funcion</text:p>
          </table:table-cell>
          <table:table-cell office:value-type="string" calcext:value-type="string">
            <text:p>1 Nodo</text:p>
          </table:table-cell>
          <table:table-cell office:value-type="string" calcext:value-type="string">
            <text:p>2 Nodos</text:p>
          </table:table-cell>
          <table:table-cell office:value-type="string" calcext:value-type="string">
            <text:p>4 Nodos</text:p>
          </table:table-cell>
          <table:table-cell office:value-type="string" calcext:value-type="string">
            <text:p>6 Nodos</text:p>
          </table:table-cell>
        </table:table-row>
        <table:table-row table:style-name="ro1">
          <table:table-cell table:number-columns-repeated="2"/>
          <table:table-cell table:style-name="ce1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Cifrado</text:p>
          </table:table-cell>
          <table:table-cell office:value-type="float" office:value="6.14325764" calcext:value-type="float">
            <text:p>6.14325764</text:p>
          </table:table-cell>
          <table:table-cell office:value-type="float" office:value="3.09157196" calcext:value-type="float">
            <text:p>3.09157196</text:p>
          </table:table-cell>
          <table:table-cell office:value-type="float" office:value="1.5721424" calcext:value-type="float">
            <text:p>1.5721424</text:p>
          </table:table-cell>
          <table:table-cell office:value-type="float" office:value="1.14528488" calcext:value-type="float">
            <text:p>1.14528488</text:p>
          </table:table-cell>
          <table:table-cell table:number-columns-repeated="2"/>
          <table:table-cell table:style-name="ce1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Cifrado</text:p>
          </table:table-cell>
          <table:table-cell office:value-type="float" office:value="24.54446572" calcext:value-type="float">
            <text:p>24.54446572</text:p>
          </table:table-cell>
          <table:table-cell office:value-type="float" office:value="12.3313388" calcext:value-type="float">
            <text:p>12.3313388</text:p>
          </table:table-cell>
          <table:table-cell office:value-type="float" office:value="6.14752033333" calcext:value-type="float">
            <text:p>6.1475203333</text:p>
          </table:table-cell>
          <table:table-cell office:value-type="float" office:value="4.12496066667" calcext:value-type="float">
            <text:p>4.1249606667</text:p>
          </table:table-cell>
          <table:table-cell table:number-columns-repeated="2"/>
          <table:table-cell table:style-name="ce1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Cifrado</text:p>
          </table:table-cell>
          <table:table-cell office:value-type="float" office:value="98.1768076667" calcext:value-type="float">
            <text:p>98.1768076667</text:p>
          </table:table-cell>
          <table:table-cell office:value-type="float" office:value="49.122347" calcext:value-type="float">
            <text:p>49.122347</text:p>
          </table:table-cell>
          <table:table-cell office:value-type="float" office:value="24.619843" calcext:value-type="float">
            <text:p>24.619843</text:p>
          </table:table-cell>
          <table:table-cell office:value-type="float" office:value="16.494753" calcext:value-type="float">
            <text:p>16.494753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6.10467892" calcext:value-type="float">
            <text:p>6.10467892</text:p>
          </table:table-cell>
          <table:table-cell office:value-type="float" office:value="3.06890096" calcext:value-type="float">
            <text:p>3.06890096</text:p>
          </table:table-cell>
          <table:table-cell office:value-type="float" office:value="1.53666424" calcext:value-type="float">
            <text:p>1.53666424</text:p>
          </table:table-cell>
          <table:table-cell office:value-type="float" office:value="1.13818416" calcext:value-type="float">
            <text:p>1.13818416</text:p>
          </table:table-cell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24.40527912" calcext:value-type="float">
            <text:p>24.40527912</text:p>
          </table:table-cell>
          <table:table-cell office:value-type="float" office:value="12.2316824" calcext:value-type="float">
            <text:p>12.2316824</text:p>
          </table:table-cell>
          <table:table-cell office:value-type="float" office:value="6.12014933333" calcext:value-type="float">
            <text:p>6.1201493333</text:p>
          </table:table-cell>
          <table:table-cell office:value-type="float" office:value="4.63825966667" calcext:value-type="float">
            <text:p>4.6382596667</text:p>
          </table:table-cell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97.6902763333" calcext:value-type="float">
            <text:p>97.6902763333</text:p>
          </table:table-cell>
          <table:table-cell office:value-type="float" office:value="48.8526423333" calcext:value-type="float">
            <text:p>48.8526423333</text:p>
          </table:table-cell>
          <table:table-cell office:value-type="float" office:value="24.484457" calcext:value-type="float">
            <text:p>24.484457</text:p>
          </table:table-cell>
          <table:table-cell office:value-type="float" office:value="17.8132093333" calcext:value-type="float">
            <text:p>17.8132093333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12.40942068" calcext:value-type="float">
            <text:p>12.40942068</text:p>
          </table:table-cell>
          <table:table-cell office:value-type="float" office:value="6.302222" calcext:value-type="float">
            <text:p>6.302222</text:p>
          </table:table-cell>
          <table:table-cell office:value-type="float" office:value="3.2601472" calcext:value-type="float">
            <text:p>3.2601472</text:p>
          </table:table-cell>
          <table:table-cell office:value-type="float" office:value="2.4126086" calcext:value-type="float">
            <text:p>2.4126086</text:p>
          </table:table-cell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49.09385164" calcext:value-type="float">
            <text:p>49.09385164</text:p>
          </table:table-cell>
          <table:table-cell office:value-type="float" office:value="24.73101152" calcext:value-type="float">
            <text:p>24.73101152</text:p>
          </table:table-cell>
          <table:table-cell office:value-type="float" office:value="12.4376113333" calcext:value-type="float">
            <text:p>12.4376113333</text:p>
          </table:table-cell>
          <table:table-cell office:value-type="float" office:value="8.85423466667" calcext:value-type="float">
            <text:p>8.8542346667</text:p>
          </table:table-cell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196.071869333" calcext:value-type="float">
            <text:p>196.071869333</text:p>
          </table:table-cell>
          <table:table-cell office:value-type="float" office:value="98.1001686667" calcext:value-type="float">
            <text:p>98.1001686667</text:p>
          </table:table-cell>
          <table:table-cell office:value-type="float" office:value="49.2269316667" calcext:value-type="float">
            <text:p>49.2269316667</text:p>
          </table:table-cell>
          <table:table-cell office:value-type="float" office:value="34.4532286667" calcext:value-type="float">
            <text:p>34.4532286667</text:p>
          </table:table-cell>
        </table:table-row>
        <table:table-row table:style-name="ro1">
          <table:table-cell table:number-columns-repeated="2"/>
          <table:table-cell table:style-name="ce1" office:value-type="float" office:value="2" calcext:value-type="float" table:number-columns-spanned="1" table:number-rows-spanned="3">
            <text:p>2</text:p>
          </table:table-cell>
          <table:table-cell office:value-type="string" calcext:value-type="string">
            <text:p>Cifrado</text:p>
          </table:table-cell>
          <table:table-cell office:value-type="float" office:value="5.49675896" calcext:value-type="float">
            <text:p>5.49675896</text:p>
          </table:table-cell>
          <table:table-cell office:value-type="float" office:value="2.84253932" calcext:value-type="float">
            <text:p>2.84253932</text:p>
          </table:table-cell>
          <table:table-cell office:value-type="float" office:value="1.48905352" calcext:value-type="float">
            <text:p>1.48905352</text:p>
          </table:table-cell>
          <table:table-cell office:value-type="float" office:value="1.03573124" calcext:value-type="float">
            <text:p>1.03573124</text:p>
          </table:table-cell>
          <table:table-cell table:number-columns-repeated="2"/>
          <table:table-cell table:style-name="ce1" office:value-type="float" office:value="2" calcext:value-type="float" table:number-columns-spanned="1" table:number-rows-spanned="3">
            <text:p>2</text:p>
          </table:table-cell>
          <table:table-cell office:value-type="string" calcext:value-type="string">
            <text:p>Cifrado</text:p>
          </table:table-cell>
          <table:table-cell office:value-type="float" office:value="21.93913028" calcext:value-type="float">
            <text:p>21.93913028</text:p>
          </table:table-cell>
          <table:table-cell office:value-type="float" office:value="11.48286736" calcext:value-type="float">
            <text:p>11.48286736</text:p>
          </table:table-cell>
          <table:table-cell office:value-type="float" office:value="5.772836" calcext:value-type="float">
            <text:p>5.772836</text:p>
          </table:table-cell>
          <table:table-cell office:value-type="float" office:value="4.25251966667" calcext:value-type="float">
            <text:p>4.2525196667</text:p>
          </table:table-cell>
          <table:table-cell table:number-columns-repeated="2"/>
          <table:table-cell table:style-name="ce1" office:value-type="float" office:value="2" calcext:value-type="float" table:number-columns-spanned="1" table:number-rows-spanned="3">
            <text:p>2</text:p>
          </table:table-cell>
          <table:table-cell office:value-type="string" calcext:value-type="string">
            <text:p>Cifrado</text:p>
          </table:table-cell>
          <table:table-cell office:value-type="float" office:value="87.838324" calcext:value-type="float">
            <text:p>87.838324</text:p>
          </table:table-cell>
          <table:table-cell office:value-type="float" office:value="45.054192" calcext:value-type="float">
            <text:p>45.054192</text:p>
          </table:table-cell>
          <table:table-cell office:value-type="float" office:value="22.560014" calcext:value-type="float">
            <text:p>22.560014</text:p>
          </table:table-cell>
          <table:table-cell office:value-type="float" office:value="16.301399" calcext:value-type="float">
            <text:p>16.301399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5.5333258" calcext:value-type="float">
            <text:p>5.5333258</text:p>
          </table:table-cell>
          <table:table-cell office:value-type="float" office:value="2.913179" calcext:value-type="float">
            <text:p>2.913179</text:p>
          </table:table-cell>
          <table:table-cell office:value-type="float" office:value="1.5157014" calcext:value-type="float">
            <text:p>1.5157014</text:p>
          </table:table-cell>
          <table:table-cell office:value-type="float" office:value="1.04971244" calcext:value-type="float">
            <text:p>1.04971244</text:p>
          </table:table-cell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22.09532356" calcext:value-type="float">
            <text:p>22.09532356</text:p>
          </table:table-cell>
          <table:table-cell office:value-type="float" office:value="11.65837504" calcext:value-type="float">
            <text:p>11.65837504</text:p>
          </table:table-cell>
          <table:table-cell office:value-type="float" office:value="6.00493766667" calcext:value-type="float">
            <text:p>6.0049376667</text:p>
          </table:table-cell>
          <table:table-cell office:value-type="float" office:value="4.210722" calcext:value-type="float">
            <text:p>4.210722</text:p>
          </table:table-cell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89.6235016667" calcext:value-type="float">
            <text:p>89.6235016667</text:p>
          </table:table-cell>
          <table:table-cell office:value-type="float" office:value="46.8334926667" calcext:value-type="float">
            <text:p>46.8334926667</text:p>
          </table:table-cell>
          <table:table-cell office:value-type="float" office:value="24.10716" calcext:value-type="float">
            <text:p>24.10716</text:p>
          </table:table-cell>
          <table:table-cell office:value-type="float" office:value="16.19033" calcext:value-type="float">
            <text:p>16.19033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11.15615672" calcext:value-type="float">
            <text:p>11.15615672</text:p>
          </table:table-cell>
          <table:table-cell office:value-type="float" office:value="5.88234716" calcext:value-type="float">
            <text:p>5.88234716</text:p>
          </table:table-cell>
          <table:table-cell office:value-type="float" office:value="3.14494632" calcext:value-type="float">
            <text:p>3.14494632</text:p>
          </table:table-cell>
          <table:table-cell office:value-type="float" office:value="2.22881856" calcext:value-type="float">
            <text:p>2.22881856</text:p>
          </table:table-cell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44.172072" calcext:value-type="float">
            <text:p>44.172072</text:p>
          </table:table-cell>
          <table:table-cell office:value-type="float" office:value="23.29439064" calcext:value-type="float">
            <text:p>23.29439064</text:p>
          </table:table-cell>
          <table:table-cell office:value-type="float" office:value="11.9772383333" calcext:value-type="float">
            <text:p>11.9772383333</text:p>
          </table:table-cell>
          <table:table-cell office:value-type="float" office:value="8.663469" calcext:value-type="float">
            <text:p>8.663469</text:p>
          </table:table-cell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177.619297667" calcext:value-type="float">
            <text:p>177.619297667</text:p>
          </table:table-cell>
          <table:table-cell office:value-type="float" office:value="92.0158106667" calcext:value-type="float">
            <text:p>92.0158106667</text:p>
          </table:table-cell>
          <table:table-cell office:value-type="float" office:value="46.8021383333" calcext:value-type="float">
            <text:p>46.8021383333</text:p>
          </table:table-cell>
          <table:table-cell office:value-type="float" office:value="32.6894323333" calcext:value-type="float">
            <text:p>32.6894323333</text:p>
          </table:table-cell>
        </table:table-row>
        <table:table-row table:style-name="ro1">
          <table:table-cell table:number-columns-repeated="2"/>
          <table:table-cell table:style-name="ce1"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Cifrado</text:p>
          </table:table-cell>
          <table:table-cell office:value-type="float" office:value="5.33470688" calcext:value-type="float">
            <text:p>5.33470688</text:p>
          </table:table-cell>
          <table:table-cell office:value-type="float" office:value="2.96404192" calcext:value-type="float">
            <text:p>2.96404192</text:p>
          </table:table-cell>
          <table:table-cell office:value-type="float" office:value="1.48540644" calcext:value-type="float">
            <text:p>1.48540644</text:p>
          </table:table-cell>
          <table:table-cell office:value-type="float" office:value="1.07345572" calcext:value-type="float">
            <text:p>1.07345572</text:p>
          </table:table-cell>
          <table:table-cell table:number-columns-repeated="2"/>
          <table:table-cell table:style-name="ce1"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Cifrado</text:p>
          </table:table-cell>
          <table:table-cell office:value-type="float" office:value="21.25116032" calcext:value-type="float">
            <text:p>21.25116032</text:p>
          </table:table-cell>
          <table:table-cell office:value-type="float" office:value="11.77290924" calcext:value-type="float">
            <text:p>11.77290924</text:p>
          </table:table-cell>
          <table:table-cell office:value-type="float" office:value="5.91013266667" calcext:value-type="float">
            <text:p>5.9101326667</text:p>
          </table:table-cell>
          <table:table-cell office:value-type="float" office:value="4.13717433333" calcext:value-type="float">
            <text:p>4.1371743333</text:p>
          </table:table-cell>
          <table:table-cell table:number-columns-repeated="2"/>
          <table:table-cell table:style-name="ce1"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Cifrado</text:p>
          </table:table-cell>
          <table:table-cell office:value-type="float" office:value="86.455653" calcext:value-type="float">
            <text:p>86.455653</text:p>
          </table:table-cell>
          <table:table-cell office:value-type="float" office:value="47.8116733333" calcext:value-type="float">
            <text:p>47.8116733333</text:p>
          </table:table-cell>
          <table:table-cell office:value-type="float" office:value="23.8082373333" calcext:value-type="float">
            <text:p>23.8082373333</text:p>
          </table:table-cell>
          <table:table-cell office:value-type="float" office:value="16.6063833333" calcext:value-type="float">
            <text:p>16.6063833333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5.42485296" calcext:value-type="float">
            <text:p>5.42485296</text:p>
          </table:table-cell>
          <table:table-cell office:value-type="float" office:value="2.99756136" calcext:value-type="float">
            <text:p>2.99756136</text:p>
          </table:table-cell>
          <table:table-cell office:value-type="float" office:value="1.50386888" calcext:value-type="float">
            <text:p>1.50386888</text:p>
          </table:table-cell>
          <table:table-cell office:value-type="float" office:value="1.07818716" calcext:value-type="float">
            <text:p>1.07818716</text:p>
          </table:table-cell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22.03558528" calcext:value-type="float">
            <text:p>22.03558528</text:p>
          </table:table-cell>
          <table:table-cell office:value-type="float" office:value="11.90962132" calcext:value-type="float">
            <text:p>11.90962132</text:p>
          </table:table-cell>
          <table:table-cell office:value-type="float" office:value="6.00882166667" calcext:value-type="float">
            <text:p>6.0088216667</text:p>
          </table:table-cell>
          <table:table-cell office:value-type="float" office:value="4.19071166667" calcext:value-type="float">
            <text:p>4.1907116667</text:p>
          </table:table-cell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87.368958" calcext:value-type="float">
            <text:p>87.368958</text:p>
          </table:table-cell>
          <table:table-cell office:value-type="float" office:value="48.884466" calcext:value-type="float">
            <text:p>48.884466</text:p>
          </table:table-cell>
          <table:table-cell office:value-type="float" office:value="23.480997" calcext:value-type="float">
            <text:p>23.480997</text:p>
          </table:table-cell>
          <table:table-cell office:value-type="float" office:value="16.5496516667" calcext:value-type="float">
            <text:p>16.5496516667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10.9050746" calcext:value-type="float">
            <text:p>10.9050746</text:p>
          </table:table-cell>
          <table:table-cell office:value-type="float" office:value="6.14624804" calcext:value-type="float">
            <text:p>6.14624804</text:p>
          </table:table-cell>
          <table:table-cell office:value-type="float" office:value="3.11606404" calcext:value-type="float">
            <text:p>3.11606404</text:p>
          </table:table-cell>
          <table:table-cell office:value-type="float" office:value="2.28021992" calcext:value-type="float">
            <text:p>2.28021992</text:p>
          </table:table-cell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43.4506854" calcext:value-type="float">
            <text:p>43.4506854</text:p>
          </table:table-cell>
          <table:table-cell office:value-type="float" office:value="23.81169772" calcext:value-type="float">
            <text:p>23.81169772</text:p>
          </table:table-cell>
          <table:table-cell office:value-type="float" office:value="12.0683093333" calcext:value-type="float">
            <text:p>12.0683093333</text:p>
          </table:table-cell>
          <table:table-cell office:value-type="float" office:value="8.51839466667" calcext:value-type="float">
            <text:p>8.5183946667</text:p>
          </table:table-cell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173.928885667" calcext:value-type="float">
            <text:p>173.928885667</text:p>
          </table:table-cell>
          <table:table-cell office:value-type="float" office:value="96.8288413333" calcext:value-type="float">
            <text:p>96.8288413333</text:p>
          </table:table-cell>
          <table:table-cell office:value-type="float" office:value="47.3872783333" calcext:value-type="float">
            <text:p>47.3872783333</text:p>
          </table:table-cell>
          <table:table-cell office:value-type="float" office:value="33.2615516667" calcext:value-type="float">
            <text:p>33.2615516667</text:p>
          </table:table-cell>
        </table:table-row>
        <table:table-row table:style-name="ro1">
          <table:table-cell table:number-columns-repeated="2"/>
          <table:table-cell table:style-name="ce1"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Cifrado</text:p>
          </table:table-cell>
          <table:table-cell office:value-type="float" office:value="5.68889844" calcext:value-type="float">
            <text:p>5.68889844</text:p>
          </table:table-cell>
          <table:table-cell office:value-type="float" office:value="3.43543996" calcext:value-type="float">
            <text:p>3.43543996</text:p>
          </table:table-cell>
          <table:table-cell office:value-type="float" office:value="1.7175544" calcext:value-type="float">
            <text:p>1.7175544</text:p>
          </table:table-cell>
          <table:table-cell office:value-type="float" office:value="1.49024992" calcext:value-type="float">
            <text:p>1.49024992</text:p>
          </table:table-cell>
          <table:table-cell table:number-columns-repeated="2"/>
          <table:table-cell table:style-name="ce1"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Cifrado</text:p>
          </table:table-cell>
          <table:table-cell office:value-type="float" office:value="22.72905176" calcext:value-type="float">
            <text:p>22.72905176</text:p>
          </table:table-cell>
          <table:table-cell office:value-type="float" office:value="13.6925063333" calcext:value-type="float">
            <text:p>13.6925063333</text:p>
          </table:table-cell>
          <table:table-cell office:value-type="float" office:value="6.663053" calcext:value-type="float">
            <text:p>6.663053</text:p>
          </table:table-cell>
          <table:table-cell office:value-type="float" office:value="5.87446333333" calcext:value-type="float">
            <text:p>5.8744633333</text:p>
          </table:table-cell>
          <table:table-cell table:number-columns-repeated="2"/>
          <table:table-cell table:style-name="ce1"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Cifrado</text:p>
          </table:table-cell>
          <table:table-cell office:value-type="float" office:value="92.6200503333" calcext:value-type="float">
            <text:p>92.6200503333</text:p>
          </table:table-cell>
          <table:table-cell office:value-type="float" office:value="53.2769656667" calcext:value-type="float">
            <text:p>53.2769656667</text:p>
          </table:table-cell>
          <table:table-cell office:value-type="float" office:value="26.9409323333" calcext:value-type="float">
            <text:p>26.9409323333</text:p>
          </table:table-cell>
          <table:table-cell office:value-type="float" office:value="23.3987196667" calcext:value-type="float">
            <text:p>23.3987196667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5.77744536" calcext:value-type="float">
            <text:p>5.77744536</text:p>
          </table:table-cell>
          <table:table-cell office:value-type="float" office:value="3.56718204" calcext:value-type="float">
            <text:p>3.56718204</text:p>
          </table:table-cell>
          <table:table-cell office:value-type="float" office:value="1.72417148" calcext:value-type="float">
            <text:p>1.72417148</text:p>
          </table:table-cell>
          <table:table-cell office:value-type="float" office:value="1.49985808" calcext:value-type="float">
            <text:p>1.49985808</text:p>
          </table:table-cell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23.13132944" calcext:value-type="float">
            <text:p>23.13132944</text:p>
          </table:table-cell>
          <table:table-cell office:value-type="float" office:value="14.265628" calcext:value-type="float">
            <text:p>14.265628</text:p>
          </table:table-cell>
          <table:table-cell office:value-type="float" office:value="6.82522566667" calcext:value-type="float">
            <text:p>6.8252256667</text:p>
          </table:table-cell>
          <table:table-cell office:value-type="float" office:value="5.80026133333" calcext:value-type="float">
            <text:p>5.8002613333</text:p>
          </table:table-cell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91.5959023333" calcext:value-type="float">
            <text:p>91.5959023333</text:p>
          </table:table-cell>
          <table:table-cell office:value-type="float" office:value="53.7254173333" calcext:value-type="float">
            <text:p>53.7254173333</text:p>
          </table:table-cell>
          <table:table-cell office:value-type="float" office:value="26.7004566667" calcext:value-type="float">
            <text:p>26.7004566667</text:p>
          </table:table-cell>
          <table:table-cell office:value-type="float" office:value="23.0128946667" calcext:value-type="float">
            <text:p>23.0128946667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11.62191436" calcext:value-type="float">
            <text:p>11.62191436</text:p>
          </table:table-cell>
          <table:table-cell office:value-type="float" office:value="7.1502942" calcext:value-type="float">
            <text:p>7.1502942</text:p>
          </table:table-cell>
          <table:table-cell office:value-type="float" office:value="3.59032056" calcext:value-type="float">
            <text:p>3.59032056</text:p>
          </table:table-cell>
          <table:table-cell office:value-type="float" office:value="3.13178176" calcext:value-type="float">
            <text:p>3.13178176</text:p>
          </table:table-cell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45.9861982" calcext:value-type="float">
            <text:p>45.9861982</text:p>
          </table:table-cell>
          <table:table-cell office:value-type="float" office:value="28.0659093333" calcext:value-type="float">
            <text:p>28.0659093333</text:p>
          </table:table-cell>
          <table:table-cell office:value-type="float" office:value="13.605239" calcext:value-type="float">
            <text:p>13.605239</text:p>
          </table:table-cell>
          <table:table-cell office:value-type="float" office:value="11.8045376667" calcext:value-type="float">
            <text:p>11.8045376667</text:p>
          </table:table-cell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184.359489333" calcext:value-type="float">
            <text:p>184.359489333</text:p>
          </table:table-cell>
          <table:table-cell office:value-type="float" office:value="107.143832667" calcext:value-type="float">
            <text:p>107.143832667</text:p>
          </table:table-cell>
          <table:table-cell office:value-type="float" office:value="53.7951486667" calcext:value-type="float">
            <text:p>53.7951486667</text:p>
          </table:table-cell>
          <table:table-cell office:value-type="float" office:value="46.5380556667" calcext:value-type="float">
            <text:p>46.5380556667</text:p>
          </table:table-cell>
        </table:table-row>
        <table:table-row table:style-name="ro1">
          <table:table-cell table:number-columns-repeated="2"/>
          <table:table-cell table:style-name="ce1" office:value-type="float" office:value="16" calcext:value-type="float" table:number-columns-spanned="1" table:number-rows-spanned="3">
            <text:p>16</text:p>
          </table:table-cell>
          <table:table-cell office:value-type="string" calcext:value-type="string">
            <text:p>Cifrado</text:p>
          </table:table-cell>
          <table:table-cell office:value-type="float" office:value="6.45722504" calcext:value-type="float">
            <text:p>6.45722504</text:p>
          </table:table-cell>
          <table:table-cell office:value-type="float" office:value="5.26634732" calcext:value-type="float">
            <text:p>5.26634732</text:p>
          </table:table-cell>
          <table:table-cell office:value-type="float" office:value="2.61708804" calcext:value-type="float">
            <text:p>2.61708804</text:p>
          </table:table-cell>
          <table:table-cell office:value-type="float" office:value="2.4614588" calcext:value-type="float">
            <text:p>2.4614588</text:p>
          </table:table-cell>
          <table:table-cell table:number-columns-repeated="2"/>
          <table:table-cell table:style-name="ce1" office:value-type="float" office:value="16" calcext:value-type="float" table:number-columns-spanned="1" table:number-rows-spanned="3">
            <text:p>16</text:p>
          </table:table-cell>
          <table:table-cell office:value-type="string" calcext:value-type="string">
            <text:p>Cifrado</text:p>
          </table:table-cell>
          <table:table-cell office:value-type="float" office:value="25.6465858" calcext:value-type="float">
            <text:p>25.6465858</text:p>
          </table:table-cell>
          <table:table-cell office:value-type="float" office:value="21.2154823333" calcext:value-type="float">
            <text:p>21.2154823333</text:p>
          </table:table-cell>
          <table:table-cell office:value-type="float" office:value="10.263639" calcext:value-type="float">
            <text:p>10.263639</text:p>
          </table:table-cell>
          <table:table-cell office:value-type="float" office:value="9.84977066667" calcext:value-type="float">
            <text:p>9.8497706667</text:p>
          </table:table-cell>
          <table:table-cell table:number-columns-repeated="2"/>
          <table:table-cell table:style-name="ce1" office:value-type="float" office:value="16" calcext:value-type="float" table:number-columns-spanned="1" table:number-rows-spanned="3">
            <text:p>16</text:p>
          </table:table-cell>
          <table:table-cell office:value-type="string" calcext:value-type="string">
            <text:p>Cifrado</text:p>
          </table:table-cell>
          <table:table-cell office:value-type="float" office:value="102.372475333" calcext:value-type="float">
            <text:p>102.372475333</text:p>
          </table:table-cell>
          <table:table-cell office:value-type="float" office:value="82.404317" calcext:value-type="float">
            <text:p>82.404317</text:p>
          </table:table-cell>
          <table:table-cell office:value-type="float" office:value="40.9105533333" calcext:value-type="float">
            <text:p>40.9105533333</text:p>
          </table:table-cell>
          <table:table-cell office:value-type="float" office:value="39.4898423333" calcext:value-type="float">
            <text:p>39.4898423333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6.51191564" calcext:value-type="float">
            <text:p>6.51191564</text:p>
          </table:table-cell>
          <table:table-cell office:value-type="float" office:value="5.39164948" calcext:value-type="float">
            <text:p>5.39164948</text:p>
          </table:table-cell>
          <table:table-cell office:value-type="float" office:value="2.62180212" calcext:value-type="float">
            <text:p>2.62180212</text:p>
          </table:table-cell>
          <table:table-cell office:value-type="float" office:value="2.50710308" calcext:value-type="float">
            <text:p>2.50710308</text:p>
          </table:table-cell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25.7800486" calcext:value-type="float">
            <text:p>25.7800486</text:p>
          </table:table-cell>
          <table:table-cell office:value-type="float" office:value="20.898835" calcext:value-type="float">
            <text:p>20.898835</text:p>
          </table:table-cell>
          <table:table-cell office:value-type="float" office:value="10.40412" calcext:value-type="float">
            <text:p>10.40412</text:p>
          </table:table-cell>
          <table:table-cell office:value-type="float" office:value="9.912866" calcext:value-type="float">
            <text:p>9.912866</text:p>
          </table:table-cell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102.334256667" calcext:value-type="float">
            <text:p>102.334256667</text:p>
          </table:table-cell>
          <table:table-cell office:value-type="float" office:value="84.3250216667" calcext:value-type="float">
            <text:p>84.3250216667</text:p>
          </table:table-cell>
          <table:table-cell office:value-type="float" office:value="41.058567" calcext:value-type="float">
            <text:p>41.058567</text:p>
          </table:table-cell>
          <table:table-cell office:value-type="float" office:value="39.312743" calcext:value-type="float">
            <text:p>39.312743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13.09716956" calcext:value-type="float">
            <text:p>13.09716956</text:p>
          </table:table-cell>
          <table:table-cell office:value-type="float" office:value="10.81244052" calcext:value-type="float">
            <text:p>10.81244052</text:p>
          </table:table-cell>
          <table:table-cell office:value-type="float" office:value="5.37374236" calcext:value-type="float">
            <text:p>5.37374236</text:p>
          </table:table-cell>
          <table:table-cell office:value-type="float" office:value="5.1004692" calcext:value-type="float">
            <text:p>5.1004692</text:p>
          </table:table-cell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51.54524912" calcext:value-type="float">
            <text:p>51.54524912</text:p>
          </table:table-cell>
          <table:table-cell office:value-type="float" office:value="42.400723" calcext:value-type="float">
            <text:p>42.400723</text:p>
          </table:table-cell>
          <table:table-cell office:value-type="float" office:value="20.7887103333" calcext:value-type="float">
            <text:p>20.7887103333</text:p>
          </table:table-cell>
          <table:table-cell office:value-type="float" office:value="19.940298" calcext:value-type="float">
            <text:p>19.940298</text:p>
          </table:table-cell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204.823418333" calcext:value-type="float">
            <text:p>204.823418333</text:p>
          </table:table-cell>
          <table:table-cell office:value-type="float" office:value="166.822904667" calcext:value-type="float">
            <text:p>166.822904667</text:p>
          </table:table-cell>
          <table:table-cell office:value-type="float" office:value="82.1200946667" calcext:value-type="float">
            <text:p>82.1200946667</text:p>
          </table:table-cell>
          <table:table-cell office:value-type="float" office:value="79.0637216667" calcext:value-type="float">
            <text:p>79.0637216667</text:p>
          </table:table-cell>
        </table:table-row>
        <table:table-row table:style-name="ro1">
          <table:table-cell table:number-columns-repeated="2"/>
          <table:table-cell table:style-name="ce1" office:value-type="float" office:value="24" calcext:value-type="float" table:number-columns-spanned="1" table:number-rows-spanned="3">
            <text:p>24</text:p>
          </table:table-cell>
          <table:table-cell office:value-type="string" calcext:value-type="string">
            <text:p>Cifrado</text:p>
          </table:table-cell>
          <table:table-cell office:value-type="float" office:value="8.06611008" calcext:value-type="float">
            <text:p>8.06611008</text:p>
          </table:table-cell>
          <table:table-cell office:value-type="float" office:value="7.31995976" calcext:value-type="float">
            <text:p>7.31995976</text:p>
          </table:table-cell>
          <table:table-cell office:value-type="float" office:value="3.59543736" calcext:value-type="float">
            <text:p>3.59543736</text:p>
          </table:table-cell>
          <table:table-cell office:value-type="float" office:value="3.45519048" calcext:value-type="float">
            <text:p>3.45519048</text:p>
          </table:table-cell>
          <table:table-cell table:number-columns-repeated="2"/>
          <table:table-cell table:style-name="ce1" office:value-type="float" office:value="24" calcext:value-type="float" table:number-columns-spanned="1" table:number-rows-spanned="3">
            <text:p>24</text:p>
          </table:table-cell>
          <table:table-cell office:value-type="string" calcext:value-type="string">
            <text:p>Cifrado</text:p>
          </table:table-cell>
          <table:table-cell office:value-type="float" office:value="32.1752116" calcext:value-type="float">
            <text:p>32.1752116</text:p>
          </table:table-cell>
          <table:table-cell office:value-type="float" office:value="29.0946906667" calcext:value-type="float">
            <text:p>29.0946906667</text:p>
          </table:table-cell>
          <table:table-cell office:value-type="float" office:value="14.4897906667" calcext:value-type="float">
            <text:p>14.4897906667</text:p>
          </table:table-cell>
          <table:table-cell office:value-type="float" office:value="13.943783" calcext:value-type="float">
            <text:p>13.943783</text:p>
          </table:table-cell>
          <table:table-cell table:number-columns-repeated="2"/>
          <table:table-cell table:style-name="ce1" office:value-type="float" office:value="24" calcext:value-type="float" table:number-columns-spanned="1" table:number-rows-spanned="3">
            <text:p>24</text:p>
          </table:table-cell>
          <table:table-cell office:value-type="string" calcext:value-type="string">
            <text:p>Cifrado</text:p>
          </table:table-cell>
          <table:table-cell office:value-type="float" office:value="127.285198333" calcext:value-type="float">
            <text:p>127.285198333</text:p>
          </table:table-cell>
          <table:table-cell office:value-type="float" office:value="116.10997" calcext:value-type="float">
            <text:p>116.10997</text:p>
          </table:table-cell>
          <table:table-cell office:value-type="float" office:value="57.476417" calcext:value-type="float">
            <text:p>57.476417</text:p>
          </table:table-cell>
          <table:table-cell office:value-type="float" office:value="55.8009033333" calcext:value-type="float">
            <text:p>55.8009033333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8.09569416" calcext:value-type="float">
            <text:p>8.09569416</text:p>
          </table:table-cell>
          <table:table-cell office:value-type="float" office:value="7.3177164" calcext:value-type="float">
            <text:p>7.3177164</text:p>
          </table:table-cell>
          <table:table-cell office:value-type="float" office:value="3.64239388" calcext:value-type="float">
            <text:p>3.64239388</text:p>
          </table:table-cell>
          <table:table-cell office:value-type="float" office:value="3.5629866" calcext:value-type="float">
            <text:p>3.5629866</text:p>
          </table:table-cell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32.2927196" calcext:value-type="float">
            <text:p>32.2927196</text:p>
          </table:table-cell>
          <table:table-cell office:value-type="float" office:value="28.9816566667" calcext:value-type="float">
            <text:p>28.9816566667</text:p>
          </table:table-cell>
          <table:table-cell office:value-type="float" office:value="14.4110773333" calcext:value-type="float">
            <text:p>14.4110773333</text:p>
          </table:table-cell>
          <table:table-cell office:value-type="float" office:value="14.112956" calcext:value-type="float">
            <text:p>14.112956</text:p>
          </table:table-cell>
          <table:table-cell table:number-columns-repeated="2"/>
          <table:covered-table-cell/>
          <table:table-cell office:value-type="string" calcext:value-type="string">
            <text:p>Descifrado</text:p>
          </table:table-cell>
          <table:table-cell office:value-type="float" office:value="128.378674" calcext:value-type="float">
            <text:p>128.378674</text:p>
          </table:table-cell>
          <table:table-cell office:value-type="float" office:value="115.685840333" calcext:value-type="float">
            <text:p>115.685840333</text:p>
          </table:table-cell>
          <table:table-cell office:value-type="float" office:value="57.364555" calcext:value-type="float">
            <text:p>57.364555</text:p>
          </table:table-cell>
          <table:table-cell office:value-type="float" office:value="56.543947" calcext:value-type="float">
            <text:p>56.543947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16.2978682" calcext:value-type="float">
            <text:p>16.2978682</text:p>
          </table:table-cell>
          <table:table-cell office:value-type="float" office:value="14.78699748" calcext:value-type="float">
            <text:p>14.78699748</text:p>
          </table:table-cell>
          <table:table-cell office:value-type="float" office:value="7.35583544" calcext:value-type="float">
            <text:p>7.35583544</text:p>
          </table:table-cell>
          <table:table-cell office:value-type="float" office:value="7.1275434" calcext:value-type="float">
            <text:p>7.1275434</text:p>
          </table:table-cell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64.58483616" calcext:value-type="float">
            <text:p>64.58483616</text:p>
          </table:table-cell>
          <table:table-cell office:value-type="float" office:value="58.2476966667" calcext:value-type="float">
            <text:p>58.2476966667</text:p>
          </table:table-cell>
          <table:table-cell office:value-type="float" office:value="29.0389266667" calcext:value-type="float">
            <text:p>29.0389266667</text:p>
          </table:table-cell>
          <table:table-cell office:value-type="float" office:value="28.1698366667" calcext:value-type="float">
            <text:p>28.1698366667</text:p>
          </table:table-cell>
          <table:table-cell table:number-columns-repeated="2"/>
          <table:covered-table-cell/>
          <table:table-cell office:value-type="string" calcext:value-type="string">
            <text:p>Total</text:p>
          </table:table-cell>
          <table:table-cell office:value-type="float" office:value="255.869741" calcext:value-type="float">
            <text:p>255.869741</text:p>
          </table:table-cell>
          <table:table-cell office:value-type="float" office:value="231.893240667" calcext:value-type="float">
            <text:p>231.893240667</text:p>
          </table:table-cell>
          <table:table-cell office:value-type="float" office:value="114.960140667" calcext:value-type="float">
            <text:p>114.960140667</text:p>
          </table:table-cell>
          <table:table-cell office:value-type="float" office:value="112.520398667" calcext:value-type="float">
            <text:p>112.520398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5:15:54.2043671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19:00:11.861527251</meta:creation-date>
    <dc:date>2017-07-17T15:29:35.912932840</dc:date>
    <meta:editing-duration>PT1H7M13S</meta:editing-duration>
    <meta:editing-cycles>7</meta:editing-cycles>
    <meta:generator>LibreOffice/5.1.6.2$Linux_X86_64 LibreOffice_project/10m0$Build-2</meta:generator>
    <meta:document-statistic meta:table-count="1" meta:cell-count="309" meta:object-count="0"/>
  </office:meta>
</office:document-meta>
</file>